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Preformatted_20_Text">
      <style:text-properties officeooo:rsid="0023765f" officeooo:paragraph-rsid="0023765f"/>
    </style:style>
    <style:style style:name="P5" style:family="paragraph" style:parent-style-name="diff_20_remove">
      <style:text-properties officeooo:paragraph-rsid="001bec00"/>
    </style:style>
    <style:style style:name="P6" style:family="paragraph" style:parent-style-name="diff_20_fn_20_add">
      <style:text-properties officeooo:paragraph-rsid="001bec00"/>
    </style:style>
    <style:style style:name="P7" style:family="paragraph" style:parent-style-name="review_20_split">
      <style:text-properties officeooo:rsid="001e7911" officeooo:paragraph-rsid="001e7911"/>
    </style:style>
    <style:style style:name="P8" style:family="paragraph" style:parent-style-name="review_20_comment">
      <style:text-properties officeooo:rsid="001bec00" officeooo:paragraph-rsid="001bec00"/>
    </style:style>
    <style:style style:name="P9" style:family="paragraph" style:parent-style-name="diff_20_fn_20_remove">
      <style:text-properties officeooo:paragraph-rsid="001bec00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  <style:style style:name="T3" style:family="text">
      <style:text-properties officeooo:rsid="0025af43"/>
    </style:style>
    <style:style style:name="T4" style:family="text">
      <style:text-properties officeooo:rsid="002dd3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style</text:p>
      <text:h text:style-name="Heading_20_1" text:outline-level="1">Heading 1</text:h>
      <text:p text:style-name="commit_20_id">commit <text:span text:style-name="T4">id</text:span></text:p>
      <text:p text:style-name="Standard">Commit text (Default style)</text:p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diff_20_add"><text:s text:c="3"/><text:span text:style-name="T2">+ </text:span>diff add</text:p>
      <text:p text:style-name="P5"><text:s text:c="3"/><text:span text:style-name="T2">- </text:span>diff remove</text:p>
      <text:p text:style-name="P6"><text:s text:c="4"/><text:span text:style-name="T2">+++ diff fn add</text:span> </text:p>
      <text:p text:style-name="P9"><text:s text:c="4"/><text:span text:style-name="T2">--- diff fn remove</text:span> </text:p>
      <text:p text:style-name="P4"><text:span text:style-name="lineNumbers">1234 5679</text:span> line<text:span text:style-name="T3">N</text:span>umbers character style</text:p>
      <text:p text:style-name="P8">review comment</text:p>
      <text:p text:style-name="P7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1f8ff"/>
      <style:paragraph-properties fo:margin-top="0.247cm" fo:margin-bottom="0.212cm" loext:contextual-spacing="false" fo:background-color="#f1f8ff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left="1.499cm" fo:margin-right="0cm" fo:margin-top="0cm" fo:margin-bottom="0cm" loext:contextual-spacing="false" fo:text-indent="-1.499cm" style:auto-text-indent="false" style:writing-mode="page">
        <style:tab-stops/>
      </style:paragraph-properties>
      <style:text-properties style:font-name="Liberation Mono1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loext:graphic-properties draw:fill="solid" draw:fill-color="#e6ffed"/>
      <style:paragraph-properties fo:background-color="#e6ffed" fo:padding="0.049cm" fo:border-left="none" fo:border-right="none" fo:border-top="none" fo:border-bottom="0.06pt solid #eeeeee" style:writing-mode="page" style:join-border="false"/>
      <style:text-properties style:use-window-font-color="true"/>
    </style:style>
    <style:style style:name="diff_20_remove" style:display-name="diff remove" style:family="paragraph" style:parent-style-name="Preformatted_20_Text" style:next-style-name="review_20_comment">
      <loext:graphic-properties draw:fill="solid" draw:fill-color="#ffeef9"/>
      <style:paragraph-properties fo:background-color="#ffeef9" fo:padding="0.049cm" fo:border-left="none" fo:border-right="none" fo:border-top="none" fo:border-bottom="0.06pt solid #eeeeee" style:writing-mode="page" style:join-border="false"/>
      <style:text-properties fo:color="#80808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style:style style:name="commit_20_id" style:display-name="commit id" style:family="paragraph" style:parent-style-name="Text_20_body">
      <loext:graphic-properties draw:fill="none" draw:fill-color="#729fcf"/>
      <style:paragraph-properties fo:margin-left="0cm" fo:margin-right="0cm" fo:margin-top="0.199cm" fo:margin-bottom="0cm" loext:contextual-spacing="false" fo:text-indent="0cm" style:auto-text-indent="false" fo:background-color="transparent"/>
      <style:text-properties fo:color="#999999" style:font-name="Liberation Mono" fo:font-family="'Liberation Mono'" style:font-style-name="Regular" style:font-family-generic="modern" style:font-pitch="fixed" fo:font-size="10.5pt" officeooo:rsid="002b0f38"/>
    </style:style>
    <style:style style:name="lineNumbers" style:family="text">
      <style:text-properties style:font-name="Liberation Mono1" fo:font-family="'Liberation Mono'" style:font-family-generic="modern" style:font-pitch="fixed" fo:font-size="7pt" fo:language="zxx" fo:country="none" officeooo:rsid="0023765f" fo:background-color="transparen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6.1.2.1$Windows_X86_64 LibreOffice_project/65905a128db06ba48db947242809d14d3f9a93fe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5" meta:word-count="45" meta:character-count="385" meta:non-whitespace-character-count="336"/>
  </office:meta>
</office:document-meta>
</file>